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16_11-37-35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97204 E-139-34-49.050292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16_13-29-25_000.jpg</text:p>
          </table:table-cell>
          <table:table-cell table:style-name="ce17" office:value-type="string">
            <text:p>:m 東和 PHOTO / 201114sa / 三田駅 / 稲毛様三田３丁目計画 / １名 / 横浜エンジニアリング（スターツCAM） / 出発時間</text:p>
          </table:table-cell>
          <table:table-cell table:style-name="ce4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3]=&quot;&quot;;[.C3];CONCATENATE([.C3];&quot; / &quot;;[.E3]))" office:value-type="string" office:string-value=":m 東和 PHOTO / 201114sa / 三田駅 / 稲毛様三田３丁目計画 / １名 / 横浜エンジニアリング（スターツCAM） / 出発時間">
            <text:p>:m 東和 PHOTO / 201114sa / 三田駅 / 稲毛様三田３丁目計画 / １名 / 横浜エンジニアリング（スターツCAM） / 出発時間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6_14-55-59_000.jpg</text:p>
          </table:table-cell>
          <table:table-cell table:style-name="ce17" office:value-type="string">
            <text:p>:m music / log / recorder,rc / || s.1:score || s.2:score,R=1,t.80,mel-N,genr=f-N:composition-relay-3.N || s.2-2:genr=f-rev:composition-relay-3,for=phrase-N,R=2,score+</text:p>
          </table:table-cell>
          <table:table-cell table:style-name="ce33"/>
          <table:table-cell table:style-name="ce4"/>
          <table:table-cell table:style-name="ce4" office:value-type="string">
            <text:p>N-35-35-29.9057 E-139-34-51.687011</text:p>
          </table:table-cell>
          <table:table-cell table:style-name="ce34" table:formula="of:=IF([.E4]=&quot;&quot;;[.C4];CONCATENATE([.C4];&quot; / &quot;;[.E4]))" office:value-type="string" office:string-value=":m music / log / recorder,rc / || s.1:score || s.2:score,R=1,t.80,mel-N,genr=f-N:composition-relay-3.N || s.2-2:genr=f-rev:composition-relay-3,for=phrase-N,R=2,score+">
            <text:p>:m music / log / recorder,rc / || s.1:score || s.2:score,R=1,t.80,mel-N,genr=f-N:composition-relay-3.N || s.2-2:genr=f-rev:composition-relay-3,for=phrase-N,R=2,score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6_15-37-08_000.jpg</text:p>
          </table:table-cell>
          <table:table-cell table:style-name="ce17" office:value-type="string">
            <text:p>:m RES 1*1 / free# JVEMV6 59#10_2 / 59. medical / 10. ツボ / 側頭部 / N+</text:p>
          </table:table-cell>
          <table:table-cell table:style-name="ce17"/>
          <table:table-cell table:style-name="ce4"/>
          <table:table-cell table:style-name="ce4" office:value-type="string">
            <text:p>N-35-35-37.074279 E-139-34-48.061523</text:p>
          </table:table-cell>
          <table:table-cell table:style-name="ce34" table:formula="of:=IF([.E5]=&quot;&quot;;[.C5];CONCATENATE([.C5];&quot; / &quot;;[.E5]))" office:value-type="string" office:string-value=":m RES 1*1 / free# JVEMV6 59#10_2 / 59. medical / 10. ツボ / 側頭部 / N+">
            <text:p>:m RES 1*1 / free# JVEMV6 59#10_2 / 59. medical / 10. ツボ / 側頭部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6_17-44-07_000.jpg</text:p>
          </table:table-cell>
          <table:table-cell table:style-name="ce17" office:value-type="string">
            <text:p>:m RES 1*1 / free# JVEMV6 62#1_1 / 62. socialism / 1. start / w:ピエール・ルルー；自由管理型社会主義；混合経済；社会民主主義；アラブ社会主義；社会主義インターナショナル / N+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6]=&quot;&quot;;[.C6];CONCATENATE([.C6];&quot; / &quot;;[.E6]))" office:value-type="string" office:string-value=":m RES 1*1 / free# JVEMV6 62#1_1 / 62. socialism / 1. start / w:ピエール・ルルー；自由管理型社会主義；混合経済；社会民主主義；アラブ社会主義；社会主義インターナショナル / N+">
            <text:p>:m RES 1*1 / free# JVEMV6 62#1_1 / 62. socialism / 1. start / w:ピエール・ルルー；自由管理型社会主義；混合経済；社会民主主義；アラブ社会主義；社会主義インターナショナル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6_19-04-42_000.jpg</text:p>
          </table:table-cell>
          <table:table-cell table:style-name="ce17" office:value-type="string">
            <text:p>:m music / log / jap.flute-bamboo / || s.1:blow:oct-1 || s.2:oct-2:h-1;h-2 || s.3:genr=f-N:composition-relay-2.N,k.Em,score+ || s.4:tilt:h-3;h-2 || s.5:oct-3:h-1 \\\ jap.flute / || s.1:k.Am,score+,R=1,genr=f-N:composition-relay-8.N || s.2:oct-2;oct-3:h-1;h-2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7]=&quot;&quot;;[.C7];CONCATENATE([.C7];&quot; / &quot;;[.E7]))" office:value-type="string" office:string-value=":m music / log / jap.flute-bamboo / || s.1:blow:oct-1 || s.2:oct-2:h-1;h-2 || s.3:genr=f-N:composition-relay-2.N,k.Em,score+ || s.4:tilt:h-3;h-2 || s.5:oct-3:h-1 \\\ jap.flute / || s.1:k.Am,score+,R=1,genr=f-N:composition-relay-8.N || s.2:oct-2;oct-3:h-1;h-2">
            <text:p>:m music / log / jap.flute-bamboo / || s.1:blow:oct-1 || s.2:oct-2:h-1;h-2 || s.3:genr=f-N:composition-relay-2.N,k.Em,score+ || s.4:tilt:h-3;h-2 || s.5:oct-3:h-1 \\\ jap.flute / || s.1:k.Am,score+,R=1,genr=f-N:composition-relay-8.N || s.2:oct-2;oct-3:h-1;h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16_21-02-25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17_01-24-31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4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17_07-29-35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18676 E-139-34-49.215087</text:p>
          </table:table-cell>
          <table:table-cell table:style-name="ce34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16_14-26-50_000.mp4</text:p>
          </table:table-cell>
          <table:table-cell table:style-name="ce8" office:value-type="string">
            <text:p>:VIDEO / @自室 / 記録 / recorder,rc / 演奏、play / r-2020-1116-1 / genr=f-N:composition-relay-3.n</text:p>
          </table:table-cell>
          <table:table-cell table:style-name="ce19"/>
          <table:table-cell table:style-name="ce4"/>
          <table:table-cell table:style-name="ce4"/>
          <table:table-cell table:style-name="ce34" table:formula="of:=IF([.E11]=&quot;&quot;;[.C11];CONCATENATE([.C11];&quot; / &quot;;[.E11]))" office:value-type="string" office:string-value=":VIDEO / @自室 / 記録 / recorder,rc / 演奏、play / r-2020-1116-1 / genr=f-N:composition-relay-3.n">
            <text:p>:VIDEO / @自室 / 記録 / recorder,rc / 演奏、play / r-2020-1116-1 / genr=f-N:composition-relay-3.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16_14-48-24_000.mp4</text:p>
          </table:table-cell>
          <table:table-cell table:style-name="ce8" office:value-type="string">
            <text:p>:VIDEO / @自室 / 記録 / recorder,rc / 演奏、play / r-2020-1116-2 / genr=f-rev:composition-relay-3,for=phrase-N,post-memo=0.35~:「タラタラタラ」は、最初の８部音符、タンギング＋、６連符はもう１つ追加</text:p>
          </table:table-cell>
          <table:table-cell table:style-name="ce18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VIDEO / @自室 / 記録 / recorder,rc / 演奏、play / r-2020-1116-2 / genr=f-rev:composition-relay-3,for=phrase-N,post-memo=0.35~:「タラタラタラ」は、最初の８部音符、タンギング＋、６連符はもう１つ追加">
            <text:p>:VIDEO / @自室 / 記録 / recorder,rc / 演奏、play / r-2020-1116-2 / genr=f-rev:composition-relay-3,for=phrase-N,post-memo=0.35~:「タラタラタラ」は、最初の８部音符、タンギング＋、６連符はもう１つ追加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16_18-58-32_000.mp4</text:p>
          </table:table-cell>
          <table:table-cell table:style-name="ce8" office:value-type="string">
            <text:p>:VIDEO / @自室 / 記録 / jap.flute / 演奏、play / f-2020-1116-1 / genr=f-N:composition-relay-8</text:p>
          </table:table-cell>
          <table:table-cell table:style-name="ce19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VIDEO / @自室 / 記録 / jap.flute / 演奏、play / f-2020-1116-1 / genr=f-N:composition-relay-8">
            <text:p>:VIDEO / @自室 / 記録 / jap.flute / 演奏、play / f-2020-1116-1 / genr=f-N:composition-relay-8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16_19-26-37_000.m4a</text:p>
          </table:table-cell>
          <table:table-cell table:style-name="ce19" office:value-type="string">
            <text:p>:VOICE-MEMO / @自宅 / idea / fx / detect-pattern / 上げ下げの比率の変化と、gain-lossの関係</text:p>
          </table:table-cell>
          <table:table-cell table:style-name="ce19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VOICE-MEMO / @自宅 / idea / fx / detect-pattern / 上げ下げの比率の変化と、gain-lossの関係">
            <text:p>:VOICE-MEMO / @自宅 / idea / fx / detect-pattern / 上げ下げの比率の変化と、gain-lossの関係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17_07-19-17_000.mid</text:p>
          </table:table-cell>
          <table:table-cell table:style-name="ce8" office:value-type="string">
            <text:p>:in-mid / app=perfect-piano / 演奏、play / id-2020-1117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in-mid / app=perfect-piano / 演奏、play / id-2020-1117-1 / category=melody,inst=~,for=~,genre=~">
            <text:p>:in-mid / app=perfect-piano / 演奏、play / id-2020-1117-1 / category=melody,inst=~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17_08-04-30_000.mp4</text:p>
          </table:table-cell>
          <table:table-cell table:style-name="ce8" office:value-type="string">
            <text:p>:VIDEO / @自宅 / メモ / kb,keyboard / 演奏、play / k-2020-1117-1 / genr=f-N:composition-relay-5,key=Fm,chor=Fm;Ef</text:p>
          </table:table-cell>
          <table:table-cell table:style-name="ce18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VIDEO / @自宅 / メモ / kb,keyboard / 演奏、play / k-2020-1117-1 / genr=f-N:composition-relay-5,key=Fm,chor=Fm;Ef">
            <text:p>:VIDEO / @自宅 / メモ / kb,keyboard / 演奏、play / k-2020-1117-1 / genr=f-N:composition-relay-5,key=Fm,chor=Fm;Ef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17_08-12-37_000.mp4</text:p>
          </table:table-cell>
          <table:table-cell table:style-name="ce8" office:value-type="string">
            <text:p>:VIDEO / @自宅 / メモ / kb,keyboard / 演奏、play / k-2020-1117-1 / genr=f-N:composition-relay-6,key=Fm,chor=Cm7;C#m7,LH=acoomp:pattern-N,RH=melody:pattern-N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宅 / メモ / kb,keyboard / 演奏、play / k-2020-1117-1 / genr=f-N:composition-relay-6,key=Fm,chor=Cm7;C#m7,LH=acoomp:pattern-N,RH=melody:pattern-N">
            <text:p>:VIDEO / @自宅 / メモ / kb,keyboard / 演奏、play / k-2020-1117-1 / genr=f-N:composition-relay-6,key=Fm,chor=Cm7;C#m7,LH=acoomp:pattern-N,RH=melody:pattern-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17_08-42-56_000.mp4</text:p>
          </table:table-cell>
          <table:table-cell table:style-name="ce8" office:value-type="string">
            <text:p>:VIDEO / @自宅 / 体操 / ダンス、dance-original / d-2020-1117-1 / id=??,for=langs:korean:重い・軽い；厚い・薄い；面白い・つまらない；好きな・嫌いな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宅 / 体操 / ダンス、dance-original / d-2020-1117-1 / id=??,for=langs:korean:重い・軽い；厚い・薄い；面白い・つまらない；好きな・嫌いな">
            <text:p>:VIDEO / @自宅 / 体操 / ダンス、dance-original / d-2020-1117-1 / id=??,for=langs:korean:重い・軽い；厚い・薄い；面白い・つまらない；好きな・嫌いな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7">2020/11/17</text:date>, <text:time>10:56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7T10:56:16.74</dc:date>
    <dc:creator>iwabuchi ken</dc:creator>
    <meta:editing-duration>P28DT2H23M57S</meta:editing-duration>
    <meta:editing-cycles>10496</meta:editing-cycles>
    <meta:document-statistic meta:table-count="1" meta:cell-count="460" meta:object-count="0"/>
  </office:meta>
</office:document-meta>
</file>